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ans-serif"/>
    <style:font-face style:name="Helvetica1" svg:font-family="Helvetica"/>
    <style:font-face style:name="OpenSymbol" svg:font-family="OpenSymbol"/>
    <style:font-face style:name="Tahoma1" svg:font-family="Tahoma"/>
    <style:font-face style:name="Verdana" svg:font-family="Verdana"/>
    <style:font-face style:name="tahoma" svg:font-family="tahoma, sans-serif"/>
    <style:font-face style:name="Arial2"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Heading_20_11">
      <style:paragraph-properties fo:margin-left="0in" fo:margin-right="0in" fo:text-indent="0in" style:auto-text-indent="false"/>
      <style:text-properties fo:color="#073763" style:font-name="Times New Roman" fo:font-size="10pt" style:font-size-asian="10pt" style:font-size-complex="10pt"/>
    </style:style>
    <style:style style:name="P2" style:family="paragraph" style:parent-style-name="Body">
      <style:paragraph-properties fo:margin-left="0in" fo:margin-right="0in" fo:text-align="justify" style:justify-single-word="false" fo:text-indent="0in" style:auto-text-indent="false"/>
      <style:text-properties style:font-name="Times New Roman" fo:font-size="15pt" style:font-size-asian="15pt" style:font-size-complex="15pt"/>
    </style:style>
    <style:style style:name="P3" style:family="paragraph" style:parent-style-name="Text_20_body">
      <style:paragraph-properties fo:margin-top="0in" fo:margin-bottom="0in"/>
    </style:style>
    <style:style style:name="P4" style:family="paragraph" style:parent-style-name="Standard">
      <style:text-properties fo:font-size="9pt"/>
    </style:style>
    <style:style style:name="P5" style:family="paragraph" style:parent-style-name="Standard">
      <style:text-properties fo:color="#073763" style:font-name="tahoma"/>
    </style:style>
    <style:style style:name="P6" style:family="paragraph" style:parent-style-name="Standard">
      <style:text-properties fo:color="#073763" style:font-name="tahoma" fo:font-size="9pt"/>
    </style:style>
    <style:style style:name="P7" style:family="paragraph" style:parent-style-name="Standard">
      <style:text-properties fo:color="#073763" style:font-name="tahoma" fo:font-size="15pt" style:font-size-asian="15pt" style:font-size-complex="15pt"/>
    </style:style>
    <style:style style:name="P8" style:family="paragraph" style:parent-style-name="Standard">
      <style:text-properties fo:color="#073763" style:font-name="Times New Roman" fo:font-size="15pt" style:font-size-asian="15pt" style:font-size-complex="15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justify" style:justify-single-word="false"/>
      <style:text-properties fo:font-size="15pt" style:font-size-asian="15pt" style:font-size-complex="15pt"/>
    </style:style>
    <style:style style:name="P12" style:family="paragraph" style:parent-style-name="Standard">
      <style:text-properties fo:font-size="15pt" fo:font-weight="normal" style:font-size-asian="15pt" style:font-weight-asian="normal" style:font-size-complex="15pt" style:font-weight-complex="normal"/>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Heading_20_11">
      <style:text-properties fo:font-size="15pt" fo:font-weight="normal" style:font-size-asian="15pt" style:font-weight-asian="normal" style:font-size-complex="15pt" style:font-weight-complex="normal"/>
    </style:style>
    <style:style style:name="P20" style:family="paragraph" style:parent-style-name="Heading_20_11">
      <style:text-properties style:font-name="Times New Roman" fo:font-size="15pt" fo:font-weight="normal" style:font-size-asian="15pt" style:font-weight-asian="normal" style:font-size-complex="15pt" style:font-weight-complex="normal"/>
    </style:style>
    <style:style style:name="P21" style:family="paragraph" style:parent-style-name="Heading_20_11">
      <style:paragraph-properties fo:text-align="justify" style:justify-single-word="false"/>
      <style:text-properties style:font-name="Times New Roman" fo:font-size="15pt" fo:font-weight="normal" style:font-size-asian="15pt" style:font-weight-asian="normal" style:font-size-complex="15pt" style:font-weight-complex="normal"/>
    </style:style>
    <style:style style:name="P22" style:family="paragraph" style:parent-style-name="Heading_20_11">
      <style:paragraph-properties fo:text-align="justify" style:justify-single-word="false"/>
    </style:style>
    <style:style style:name="P23" style:family="paragraph" style:parent-style-name="Standard">
      <style:text-properties fo:font-size="10pt" fo:font-weight="normal" style:font-size-asian="10pt" style:font-weight-asian="normal" style:font-size-complex="10pt" style:font-weight-complex="normal"/>
    </style:style>
    <style:style style:name="P24" style:family="paragraph" style:parent-style-name="Standard">
      <style:text-properties fo:font-size="15pt" fo:font-weight="normal" style:font-size-asian="15pt" style:font-weight-asian="normal" style:font-size-complex="15pt" style:font-weight-complex="normal"/>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color="#073763" style:font-name="tahoma" fo:font-size="15pt" fo:font-weight="bold" style:font-size-asian="15pt" style:font-size-complex="15pt"/>
    </style:style>
    <style:style style:name="P27" style:family="paragraph" style:parent-style-name="Standard">
      <style:text-properties fo:color="#073763" style:font-name="tahoma" fo:font-size="15pt" style:font-size-asian="15pt" style:font-size-complex="15pt"/>
    </style:style>
    <style:style style:name="P28" style:family="paragraph" style:parent-style-name="Standard">
      <style:text-properties fo:color="#073763" style:font-name="tahoma" fo:font-size="9pt"/>
    </style:style>
    <style:style style:name="P29" style:family="paragraph" style:parent-style-name="Body">
      <style:paragraph-properties fo:margin-left="0in" fo:margin-right="0in" fo:text-align="justify" style:justify-single-word="false" fo:text-indent="0in" style:auto-text-indent="false"/>
      <style:text-properties style:font-name="Times New Roman" fo:font-size="15pt" style:font-size-asian="15pt" style:font-size-complex="15pt"/>
    </style:style>
    <style:style style:name="T1" style:family="text">
      <style:text-properties fo:color="#073763" style:font-name="tahoma"/>
    </style:style>
    <style:style style:name="T2" style:family="text">
      <style:text-properties fo:color="#073763" style:font-name="tahoma" fo:font-size="15pt" fo:font-weight="bold" style:font-size-asian="15pt" style:font-size-complex="15pt"/>
    </style:style>
    <style:style style:name="T3" style:family="text">
      <style:text-properties fo:color="#073763" style:font-name="tahoma" fo:font-size="15pt" style:font-size-asian="15pt" style:font-size-complex="15pt"/>
    </style:style>
    <style:style style:name="T4" style:family="text">
      <style:text-properties fo:font-size="15pt" style:font-size-asian="15pt" style:font-size-complex="15pt"/>
    </style:style>
    <style:style style:name="T5" style:family="text">
      <style:text-properties fo:font-size="15pt" fo:font-weight="bold" style:font-size-asian="15pt" style:font-size-complex="15pt"/>
    </style:style>
    <style:style style:name="T6" style:family="text">
      <style:text-properties fo:font-size="9pt" fo:font-weight="bold"/>
    </style:style>
    <style:style style:name="T7" style:family="text">
      <style:text-properties fo:font-weight="normal" style:font-weight-asian="normal" style:font-weight-complex="normal"/>
    </style:style>
    <style:style style:name="T8"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obogals Science Challenge 2015<text:span text:style-name="T6"><text:line-break/></text:span><text:span text:style-name="T6"><text:line-break/></text:span><text:span text:style-name="T5">Details in description box under YouTube video:</text:span></text:p>
      <text:p text:style-name="P7">- Name of participants: Kaya Dahlke and Sophie Ogilvy</text:p>
      <text:p text:style-name="P7"><text:line-break/>- Age category: 9-12 years</text:p>
      <text:p text:style-name="P7"><text:line-break/>- Area of science, engineering or technology: medicine, anatomy and physiology, computer engineering</text:p>
      <text:p text:style-name="P7"><text:line-break/>- Project title: Finding a Cure for Heart Disease</text:p>
      <text:p text:style-name="P10"><text:span text:style-name="T1"><text:line-break/>- Answers to the written questionnaire</text:span>:</text:p>
      <text:p text:style-name="P13">1.) Why did you choose this project?</text:p>
      <text:p text:style-name="P17"/>
      <text:p text:style-name="P21">We want to help cure heart disease. We are interested in medicine, science and programming. So after lots of research we decided to do a project on plaque.</text:p>
      <text:p text:style-name="P19"/>
      <text:p text:style-name="P12"/>
      <text:p text:style-name="P13">2.) What did you enjoy most about the project?</text:p>
      <text:p text:style-name="P17"/>
      <text:p text:style-name="P12">I enjoyed learning to use blender to create and animate the artery with and without plaque as well as the blood cells, I also liked to research the heart and draw risk factors. </text:p>
      <text:p text:style-name="P12"/>
      <text:p text:style-name="P12"/>
      <text:p text:style-name="P13">3.) What have you learnt from the project?</text:p>
      <text:p text:style-name="P17"/>
      <text:p text:style-name="P12">I learnt how to use Blender, how to program in HTML 5 and CSS 3, how to use Unity, as well as new facts about the heart. <text:s/></text:p>
      <text:p text:style-name="P12"/>
      <text:p text:style-name="P13">4.) How did your parent or mentor help you?</text:p>
      <text:p text:style-name="P15"/>
      <text:p text:style-name="P12">Our mentor helped with our movie, <text:s/>finding resources and giving advice.</text:p>
      <text:p text:style-name="P12"/>
      <text:p text:style-name="P12"/>
      <text:p text:style-name="P13">5.) Engineering applications</text:p>
      <text:p text:style-name="P22"><text:soft-page-break/>We want to help cure heart disease. But it is hard to experiment on humans, so we chose to simulate it outside the body using our model. Virtual models are powerful tools, so we can use them very effectively to simulate the coronary artery's, </text:p>
      <text:p text:style-name="P20"/>
      <text:p text:style-name="P14">Our virtual artery plaque system can be used by<text:span text:style-name="T8"> </text:span>medical engineers to try out cures for heart disease. <text:span text:style-name="T7">The virtual artery can also be used in medical settings, hospitals or doctors offices for example, to educate patients as well as <text:s/>in schools to teach students.</text:span></text:p>
      <text:p text:style-name="P10"/>
      <text:p text:style-name="P10"/>
      <text:p text:style-name="P18">6.) Briefly explain the scientific theories behind the project; <text:s/>why you chose this method and equipment; and whether the experiment is repeatable and why;</text:p>
      <text:p text:style-name="P8"/>
      <text:p text:style-name="P11">We developed a virtual heart artery model to help finding a cure for heart disease.</text:p>
      <text:p text:style-name="P16"/>
      <text:p text:style-name="P11">The heart is a very strong muscle, about the size of your fist. It continuously pumps blood around the body. <text:s/>Atherosclerosis is <text:s/>a condition were plaque builds up in the coronary arteries. Plaque is a <text:s/>fatty, waxy substance. It can build up in artery walls and cause many circulatory diseases. </text:p>
      <text:p text:style-name="P16"/>
      <text:p text:style-name="P11">Atherosclerosis is the number one killer in developed countries.</text:p>
      <text:p text:style-name="P9"><text:bookmark-start text:name="_Toc288134844"/><text:s text:c="2"/><text:bookmark-end text:name="_Toc288134844"/><text:bookmark-start text:name="_Toc288134845"/></text:p>
      <text:p text:style-name="P2">We used blender because it is a 3D animation program and was exactly what we wanted to make an artery with and without plaque as well as blood cells. We used unity and C# because... <text:s text:c="2"/>HTML 5 and CSS 3 was used to make our heart website...</text:p>
      <text:p text:style-name="P2"/>
      <text:p text:style-name="P2">First we made an artery with and without plaque plus blood cells, next we imported all of it into the game egen Unity, where we used the programming langish C# to simulate the blood flow, put in plaque and compare the results to calculate the mean and standard deviation</text:p>
      <text:p text:style-name="P1"><text:bookmark-end text:name="_Toc288134845"/></text:p>
      <text:p text:style-name="P8">Our experiments can be repeated because they are conducted in a <text:s/>virtual system...</text:p>
      <text:p text:style-name="P6"/>
      <text:p text:style-name="P6"/>
      <text:p text:style-name="P6"/>
      <text:p text:style-name="P7">Tags: robogals, robogalssciencechallenge, scichalAU, scichal2015</text:p>
      <text:p text:style-name="P4"/>
      <text:p text:style-name="P26"/>
      <text:p text:style-name="P26"><text:soft-page-break/></text:p>
      <text:p text:style-name="Standard"><text:span text:style-name="T2">Details to send to me </text:span><text:span text:style-name="T3">(</text:span><text:a xlink:type="simple" xlink:href="https://3c.web.de/mail/client/mail/mailto;jsessionid=7A0F46E5E652BEC53602F0B51AA617DD-n4.bs15b?to=scichal%40robogals.org" office:target-frame-name="_parent" xlink:show="replace"><text:span text:style-name="T4">scichal@robogals.org</text:span></text:a><text:span text:style-name="T3">)</text:span></text:p>
      <text:p text:style-name="P7">- Name of participant(s): Kaya Dahlke and Sophie Ogilvy</text:p>
      <text:p text:style-name="P7">- Age category: 9-12 years<text:line-break/>- Project title: Finding a Cure for Heart Disease</text:p>
      <text:p text:style-name="P7">- Link to video entry on YouTube</text:p>
      <text:p text:style-name="P7"/>
      <text:p text:style-name="P7">if needed school:</text:p>
      <text:p text:style-name="P7">home school, 190 Beach Street, Coogee, NSW 2034</text:p>
      <text:p text:style-name="P6"><text:line-break/></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ans-serif"/>
    <style:font-face style:name="Helvetica1" svg:font-family="Helvetica"/>
    <style:font-face style:name="OpenSymbol" svg:font-family="OpenSymbol"/>
    <style:font-face style:name="Tahoma1" svg:font-family="Tahoma"/>
    <style:font-face style:name="Verdana" svg:font-family="Verdana"/>
    <style:font-face style:name="tahoma" svg:font-family="tahoma, sans-serif"/>
    <style:font-face style:name="Arial2"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1" style:display-name="Heading 11" style:family="paragraph">
      <style:paragraph-properties fo:margin-top="0in" fo:margin-bottom="0in" fo:line-height="100%" fo:orphans="2" fo:widows="2" fo:keep-with-next="always" style:writing-mode="lr-tb"/>
      <style:text-properties fo:color="#000000" style:font-name="Helvetica" fo:font-size="18pt" fo:language="en" fo:country="US" fo:font-weight="bold" style:font-name-asian="ヒラギノ角ゴ Pro W3" style:font-size-asian="18pt" style:font-weight-asian="bold" style:font-name-complex="Times New Roman1" style:font-size-complex="10pt"/>
    </style:style>
    <style:style style:name="Body" style:family="paragraph">
      <style:paragraph-properties fo:margin-top="0in" fo:margin-bottom="0in" fo:line-height="100%" fo:orphans="2" fo:widows="2" style:writing-mode="lr-tb"/>
      <style:text-properties fo:color="#000000" style:font-name="Helvetica" fo:font-size="12pt" fo:language="en" fo:country="US" style:font-name-asian="ヒラギノ角ゴ Pro W3" style:font-size-asian="12pt" style:font-name-complex="Times New Roman1" style:font-size-complex="10pt"/>
    </style:style>
    <style:style style:name="Normal_20__28_Web_29_" style:display-name="Normal (Web)"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7-19T18:47:45.28</meta:creation-date>
    <dc:date>2015-08-22T12:48:41.28</dc:date>
    <meta:editing-duration>PT24H22M15S</meta:editing-duration>
    <meta:editing-cycles>15</meta:editing-cycles>
    <meta:generator>OpenOffice.org/3.1$Win32 OpenOffice.org_project/310m19$Build-9420</meta:generator>
    <meta:print-date>2015-08-18T20:44:40.07</meta:print-date>
    <meta:document-statistic meta:table-count="0" meta:image-count="0" meta:object-count="0" meta:page-count="3" meta:paragraph-count="33" meta:word-count="536" meta:character-count="3101"/>
  </office:meta>
</office:document-meta>
</file>